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e3a"/>
    </style:style>
    <style:style style:name="P2" style:family="paragraph" style:parent-style-name="Standard">
      <style:text-properties officeooo:rsid="0005fabe" officeooo:paragraph-rsid="0005fabe"/>
    </style:style>
    <style:style style:name="P3" style:family="paragraph" style:parent-style-name="Standard">
      <style:text-properties officeooo:rsid="0005fabe" officeooo:paragraph-rsid="000e58aa"/>
    </style:style>
    <style:style style:name="P4" style:family="paragraph" style:parent-style-name="Standard">
      <style:text-properties officeooo:rsid="000641e7" officeooo:paragraph-rsid="000641e7"/>
    </style:style>
    <style:style style:name="P5" style:family="paragraph" style:parent-style-name="Standard">
      <style:text-properties officeooo:rsid="0007a2a7" officeooo:paragraph-rsid="0007a2a7"/>
    </style:style>
    <style:style style:name="P6" style:family="paragraph" style:parent-style-name="Standard">
      <style:text-properties officeooo:rsid="0007a2a7" officeooo:paragraph-rsid="00103805"/>
    </style:style>
    <style:style style:name="P7" style:family="paragraph" style:parent-style-name="Standard">
      <style:text-properties officeooo:paragraph-rsid="0007a2a7"/>
    </style:style>
    <style:style style:name="P8" style:family="paragraph" style:parent-style-name="Standard">
      <style:text-properties officeooo:rsid="0013bc52" officeooo:paragraph-rsid="0013bc52"/>
    </style:style>
    <style:style style:name="P9" style:family="paragraph" style:parent-style-name="Standard">
      <style:text-properties officeooo:rsid="00161b3e" officeooo:paragraph-rsid="00161b3e"/>
    </style:style>
    <style:style style:name="P10" style:family="paragraph" style:parent-style-name="Standard">
      <style:text-properties officeooo:rsid="0017768d" officeooo:paragraph-rsid="0017768d"/>
    </style:style>
    <style:style style:name="P11" style:family="paragraph" style:parent-style-name="Standard">
      <style:text-properties officeooo:paragraph-rsid="0017768d"/>
    </style:style>
    <style:style style:name="P12" style:family="paragraph" style:parent-style-name="Standard">
      <style:text-properties officeooo:rsid="001a6977" officeooo:paragraph-rsid="001a6977"/>
    </style:style>
    <style:style style:name="P13" style:family="paragraph" style:parent-style-name="Standard">
      <style:text-properties officeooo:paragraph-rsid="001a6977"/>
    </style:style>
    <style:style style:name="P14" style:family="paragraph" style:parent-style-name="Standard">
      <style:text-properties officeooo:rsid="001c6eb3" officeooo:paragraph-rsid="001c6eb3"/>
    </style:style>
    <style:style style:name="P15" style:family="paragraph" style:parent-style-name="Standard">
      <style:text-properties officeooo:paragraph-rsid="001c6eb3"/>
    </style:style>
    <style:style style:name="P16" style:family="paragraph" style:parent-style-name="Standard">
      <style:text-properties officeooo:rsid="001cbe0e" officeooo:paragraph-rsid="001cbe0e"/>
    </style:style>
    <style:style style:name="P17" style:family="paragraph" style:parent-style-name="Standard">
      <style:text-properties officeooo:rsid="001cbe0e" officeooo:paragraph-rsid="001fb9c8"/>
    </style:style>
    <style:style style:name="P18" style:family="paragraph" style:parent-style-name="Standard">
      <style:text-properties officeooo:rsid="001cbe0e" officeooo:paragraph-rsid="001cbe0e"/>
    </style:style>
    <style:style style:name="P19" style:family="paragraph" style:parent-style-name="Standard">
      <style:text-properties officeooo:rsid="001cbe0e" officeooo:paragraph-rsid="002e71ec"/>
    </style:style>
    <style:style style:name="P20" style:family="paragraph" style:parent-style-name="Standard">
      <style:text-properties officeooo:rsid="0013bc52" officeooo:paragraph-rsid="0013bc52"/>
    </style:style>
    <style:style style:name="T1" style:family="text">
      <style:text-properties officeooo:rsid="00056e3a"/>
    </style:style>
    <style:style style:name="T2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/>
    </style:style>
    <style:style style:name="T4" style:family="text">
      <style:text-properties fo:font-variant="normal" fo:text-transform="none" fo:color="#ff00ff" style:font-name="monospace" fo:font-size="9.75pt" fo:letter-spacing="normal" fo:font-style="normal" fo:font-weight="normal" fo:background-color="#e5e5e5" loext:char-shading-value="0"/>
    </style:style>
    <style:style style:name="T5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/>
    </style:style>
    <style:style style:name="T6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/>
    </style:style>
    <style:style style:name="T7" style:family="text">
      <style:text-properties officeooo:rsid="000641e7"/>
    </style:style>
    <style:style style:name="T8" style:family="text">
      <style:text-properties officeooo:rsid="000794d0"/>
    </style:style>
    <style:style style:name="T9" style:family="text">
      <style:text-properties officeooo:rsid="0008dde4"/>
    </style:style>
    <style:style style:name="T10" style:family="text">
      <style:text-properties officeooo:rsid="000b2c07"/>
    </style:style>
    <style:style style:name="T11" style:family="text">
      <style:text-properties officeooo:rsid="000de0fd"/>
    </style:style>
    <style:style style:name="T12" style:family="text">
      <style:text-properties officeooo:rsid="00100b51"/>
    </style:style>
    <style:style style:name="T13" style:family="text">
      <style:text-properties officeooo:rsid="00103805"/>
    </style:style>
    <style:style style:name="T14" style:family="text">
      <style:text-properties officeooo:rsid="001571d1"/>
    </style:style>
    <style:style style:name="T15" style:family="text">
      <style:text-properties officeooo:rsid="00161b3e"/>
    </style:style>
    <style:style style:name="T16" style:family="text">
      <style:text-properties officeooo:rsid="0017768d"/>
    </style:style>
    <style:style style:name="T17" style:family="text">
      <style:text-properties officeooo:rsid="001a6977"/>
    </style:style>
    <style:style style:name="T18" style:family="text">
      <style:text-properties officeooo:rsid="001c6eb3"/>
    </style:style>
    <style:style style:name="T19" style:family="text">
      <style:text-properties officeooo:rsid="002e81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DISPLAY THE DEPT INFORMATION FROM DEPARTMENT TABLE.</text:p>
      <text:p text:style-name="P1"><text:span text:style-name="T1"><text:tab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2">SELECT</text:span></text:span></text:a><text:span text:style-name="Source_20_Text"><text:span text:style-name="T3"> </text:span></text:span><text:span text:style-name="Source_20_Text"><text:span text:style-name="T4">*</text:span></text:span><text:span text:style-name="Source_20_Text"><text:span text:style-name="T3"> </text:span></text:span><text:span text:style-name="Source_20_Text"><text:span text:style-name="T5">FROM</text:span></text:span><text:span text:style-name="Source_20_Text"><text:span text:style-name="T3"> </text:span></text:span><text:span text:style-name="Source_20_Text"><text:span text:style-name="T6">`demartment`</text:span></text:span><text:span text:style-name="Source_20_Text"><text:span text:style-name="T3">;</text:span></text:span></text:p>
      <text:p text:style-name="P1"><text:span text:style-name="Source_20_Text"><text:span text:style-name="T3"/></text:span></text:p>
      <text:p text:style-name="Standard"><text:line-break/>2 DISPLAY THE DETAILS OF ALL EMPLOYEES.</text:p>
      <text:p text:style-name="Standard"><text:tab/>SELECT * FROM `employee` ;</text:p>
      <text:p text:style-name="Standard"/>
      <text:p text:style-name="P2">3.DISPLAY THE NAME AND JOB FOR ALL EMPLOYEES.</text:p>
      <text:p text:style-name="P2"><text:tab/></text:p>
      <text:p text:style-name="P2"><text:tab/>SELECT name,designation from `employee`;</text:p>
      <text:p text:style-name="P2"/>
      <text:p text:style-name="P4">4.DISPLAY NAME AND SALARY FOR ALL EMPLOYEES</text:p>
      <text:p text:style-name="P2"><text:tab/>SELECT name,salary from `employee`;</text:p>
      <text:p text:style-name="P2"><text:tab/></text:p>
      <text:p text:style-name="P2"><text:span text:style-name="T7">5.</text:span>DISPLAY EMPLOYEE NUMBER AND TOTAL SALARY FOR EACH EMPLOYEE</text:p>
      <text:p text:style-name="P2"><text:tab/>selec<text:span text:style-name="T10">t </text:span>id, name, salary, deduction, <text:s/>(salary - deduction) as "total_salary" from employee;</text:p>
      <text:p text:style-name="P2"/>
      <text:p text:style-name="P4">6.DISPLAY EMPLOYEE NAME AND ANNUAL SALARY FOR ALL EMPLOYEES.</text:p>
      <text:p text:style-name="P4"><text:tab/>select <text:s/>name, (salary *<text:span text:style-name="T11">12 </text:span>) as "anual_salary" from employee;</text:p>
      <text:p text:style-name="P2"/>
      <text:p text:style-name="P2"><text:span text:style-name="T7">7.</text:span>DISPLAY THE NAMES OF ALL EMPLOYEES WHO ARE WORKING IN DEPARTMENT</text:p>
      <text:p text:style-name="P3">NUMBER 10</text:p>
      <text:p text:style-name="P3"><text:tab/>SELECT emp_name from demartment where dept_id=10;</text:p>
      <text:p text:style-name="P2"/>
      <text:p text:style-name="P2"><text:span text:style-name="T8">8.</text:span>DISPLAY THE NAMES OF ALL EMPLOYEES WORKING AS CLERKS AND DRAWING</text:p>
      <text:p text:style-name="P2">A SALARYMORE THAN 3000.</text:p>
      <text:p text:style-name="P2"><text:tab/>SELECT name FROM employee WHERE designation="clerk" and salary&gt;3000;</text:p>
      <text:p text:style-name="P2"><text:tab/></text:p>
      <text:p text:style-name="P2"/>
      <text:p text:style-name="P5">9.DISPLAY EMPLOYEE NUMBER AND NAMES FOR EMPLOYEES WHO EARN</text:p>
      <text:p text:style-name="P5">COMMISSION.</text:p>
      <text:p text:style-name="P5"><text:tab/>SELECT id,name from employee where commision&gt;0;</text:p>
      <text:p text:style-name="P5"/>
      <text:p text:style-name="P5"><text:span text:style-name="T9">10. </text:span>DISPLAY NAMES OF EMPLOYEES WHO DO NOT EARN ANY COMMISSION</text:p>
      <text:p text:style-name="P6"><text:tab/>SELECT id,name from employee where commision<text:span text:style-name="T13">=</text:span>0;</text:p>
      <text:p text:style-name="P5"/>
      <text:p text:style-name="P5"><text:span text:style-name="T9">11.</text:span>DISPLAY THE NAMES OF EMPLOYEES WHO ARE WORKING AS CLERK,</text:p>
      <text:p text:style-name="P5">SALESMAN OR ANALYSTAND DRAWING A SALARY MORE THAN 3000</text:p>
      <text:p text:style-name="P5"/>
      <text:p text:style-name="P7"><text:tab/>select name from employee where designation="clerk" OR designation="Analyst" OR <text:tab/>designation="salesman" AND salary&gt;3000;</text:p>
      <text:p text:style-name="Standard"/>
      <text:p text:style-name="Standard"/>
      <text:p text:style-name="Standard"/>
      <text:p text:style-name="Standard"><text:span text:style-name="T12">12. </text:span>DISPLAY THE NAMES OF EMPLOYEES WHO ARE WORKING IN THE COMPANY</text:p>
      <text:p text:style-name="Standard">FOR THE PAST 5 YEARS.</text:p>
      <text:p text:style-name="Standard"><text:tab/>SELECT name FROM `employee` WHERE year&gt;=5;</text:p>
      <text:p text:style-name="Standard"/>
      <text:p text:style-name="P8">13. DISPLAY THE LIST OF EMPLOYEES WHO HAVE JOINED THE COMPANY BEFORE</text:p>
      <text:p text:style-name="P8">30 TH JUNE 90OR AFTER 31 ST DEC 90</text:p>
      <text:p text:style-name="P8"><text:tab/>select name from employee where joining &lt; '1990-06-30' or joining&gt;'1990-12-31';</text:p>
      <text:p text:style-name="P8"/>
      <text:p text:style-name="P8"><text:soft-page-break/><text:span text:style-name="T14">14. </text:span>DISPLAY CURRENT DATE</text:p>
      <text:p text:style-name="P8"><text:tab/>SELECT CURRENT_DATE</text:p>
      <text:p text:style-name="P8"/>
      <text:p text:style-name="P8"><text:span text:style-name="T15">*15 </text:span>DISPLAY THE LIST OF USERS IN YOUR DATABASE (USING LOG TABLE)</text:p>
      <text:p text:style-name="P8"/>
      <text:p text:style-name="P9">*16.DISPLAY THE NAMES OF ALL TABLES FROM THE CURRENT USER</text:p>
      <text:p text:style-name="P10"/>
      <text:p text:style-name="P10">17.DISPLAY THE NAME OF THE CURRENT USER.</text:p>
      <text:p text:style-name="P8"><text:tab/><text:tab/>SELECT CURRENT_USER <text:span text:style-name="T16">=root@localhost</text:span></text:p>
      <text:p text:style-name="Standard"/>
      <text:p text:style-name="P10">18.DISPLAY THE NAMES OF EMPLOYEES WORKING IN DEPARTMENT NUMBER 10 OR 20 OR 40 OR EMPLOYEES WORKING AS CLERKS, SALESMAN OR ANALYST.</text:p>
      <text:p text:style-name="P10"><text:tab/> select name from employee where dept_id="10" OR dept_id="20" OR <text:tab/>dept_id="40" AND designation="clerk" OR designation="salesman" OR designation="analyst";</text:p>
      <text:p text:style-name="P10"/>
      <text:p text:style-name="P10"><text:span text:style-name="T17">19. </text:span>DISPLAY THE NAMES OF EMPLOYEES WHOSE NAME STARTS WITH ALPHABET</text:p>
      <text:p text:style-name="P10">S.</text:p>
      <text:p text:style-name="P11"><text:tab/>SELECT name FROM employee WHERE name LIKE "s%";</text:p>
      <text:p text:style-name="Standard"/>
      <text:p text:style-name="Standard"/>
      <text:p text:style-name="P12">20.DISPLAY EMPLOYEE NAMES FOR EMPLOYEES WHOSE NAME ENDS WITH</text:p>
      <text:p text:style-name="P12">ALPHABET i</text:p>
      <text:p text:style-name="P13"><text:tab/></text:p>
      <text:p text:style-name="P13"><text:tab/>SELECT name FROM employee WHERE name LIKE "%<text:span text:style-name="T18">i</text:span>";</text:p>
      <text:p text:style-name="P13"/>
      <text:p text:style-name="P14">21.DISPLAY THE NAMES OF EMPLOYEES WHOSE NAMES HAVE SECOND</text:p>
      <text:p text:style-name="P14">ALPHABET A IN THEIR NAMES.</text:p>
      <text:p text:style-name="P14"><text:tab/>Select name from employee where name like "_A%"</text:p>
      <text:p text:style-name="P14"/>
      <text:p text:style-name="P14">22. DISPLAY THE NAMES OF EMPLOYEES WHOSE NAME IS EXACTLY FIVE</text:p>
      <text:p text:style-name="P14">CHARACTERS IN LENGTH</text:p>
      <text:p text:style-name="P15"><text:tab/> select name from employee where length (name) =5;</text:p>
      <text:p text:style-name="P15"/>
      <text:p text:style-name="P14">23.DISPLAY THE NAMES OF EMPLOYEES WHO ARE NOT WORKING AS MANAGERS</text:p>
      <text:p text:style-name="P14"><text:tab/>select name from employee where designation not in("MANAGER");</text:p>
      <text:p text:style-name="P14"/>
      <text:p text:style-name="P14">24. DISPLAY THE NAMES OF EMPLOYEES WHO ARE NOT WORKING AS SALESMAN</text:p>
      <text:p text:style-name="P14">OR CLERK OR ANALYST</text:p>
      <text:p text:style-name="P14"/>
      <text:p text:style-name="P14"><text:tab/>SELECT name from employee where designation NOT IN("clerk","Analyst","salesman");</text:p>
      <text:p text:style-name="P14"><text:tab/></text:p>
      <text:p text:style-name="P16">*25.DISPLAY ALL ROWS FROM EMP TABLE. THE SYSTEM SHOULD WAIT AFTER</text:p>
      <text:p text:style-name="P16">EVERY SCREEN FULL OF INFORMATION</text:p>
      <text:p text:style-name="P16"/>
      <text:p text:style-name="P16">26. DISPLAY THE TOTAL NUMBER OF EMPLOYEES WORKING IN THE COMPANY</text:p>
      <text:p text:style-name="P16"><text:tab/>SELECT COUNT(*) FROM employee;</text:p>
      <text:p text:style-name="P16"/>
      <text:p text:style-name="P16">27.DISPLAY THE TOTAL SALARY BEING PAID TO ALL EMPLOYEES</text:p>
      <text:p text:style-name="P16"><text:tab/>SELECT SUM(salary) FROM employee;</text:p>
      <text:p text:style-name="P16"/>
      <text:p text:style-name="P16">28.DISPLAY THE MAXIMUM SALARY FROM EMP TABLE</text:p>
      <text:p text:style-name="P16"><text:tab/>SELECT MAX(salary) FROM employee;</text:p>
      <text:p text:style-name="P16"><text:soft-page-break/></text:p>
      <text:p text:style-name="P16">29.SPLAY THE MINIMUM SALARY FROM EMP TABLE</text:p>
      <text:p text:style-name="P16"><text:tab/></text:p>
      <text:p text:style-name="P16"><text:tab/>SELECT MIN(salary) FROM employee;</text:p>
      <text:p text:style-name="P16"/>
      <text:p text:style-name="P16">30.DISPLAY THE AVERAGE SALARY FROM EMP TABLE</text:p>
      <text:p text:style-name="P16"><text:tab/></text:p>
      <text:p text:style-name="P16"><text:tab/>SELECT AVG(salary) FROM employee;</text:p>
      <text:p text:style-name="P16"><text:tab/></text:p>
      <text:p text:style-name="P16">31. DISPLAY THE MAXIMUM SALARY BEING PAID TO CLERK</text:p>
      <text:p text:style-name="P16"><text:tab/>SELECT MAX(salary) FROM employee WHERE designation="clerk";</text:p>
      <text:p text:style-name="P16"/>
      <text:p text:style-name="P16">32.DISPLAY THE MAXIMUM SALARY BEING PAID IN DEPT NO 20</text:p>
      <text:p text:style-name="P16"><text:tab/>SELECT MAX(salary) FROM employee WHERE dept_id="20";</text:p>
      <text:p text:style-name="P16"/>
      <text:p text:style-name="P16">33. DISPLAY THE MIN SAL BEING PAID TO ANY SALESMAN</text:p>
      <text:p text:style-name="P16"><text:tab/></text:p>
      <text:p text:style-name="P16"><text:tab/>SELECT MIN(salary) FROM employee WHERE designation="salesman";</text:p>
      <text:p text:style-name="P16"/>
      <text:p text:style-name="P16">34. DISPLAY THE AVERAGE SALARY DRAWN BY MANAGERS</text:p>
      <text:p text:style-name="P16"><text:tab/><text:tab/>SELECT AVG(salary) FROM employee WHERE designation="manager";</text:p>
      <text:p text:style-name="P16"/>
      <text:p text:style-name="P16">35.DISPLAY THE TOTAL SALARY DRAWN BY ANALYST WORKING IN DEPT NO 40</text:p>
      <text:p text:style-name="P16"><text:tab/>SELECT COUNT(salary) FROM employee WHERE designation="salesman" AND dept_id="40";</text:p>
      <text:p text:style-name="P16"/>
      <text:p text:style-name="P16">36.DISPLAY THE NAMES OF EMPLOYEES IN ORDER OF SALARY I.E. THE NAME OF</text:p>
      <text:p text:style-name="P16">THE EMPLOYEE EARNING LOWEST SALARY SHOULD APPEAR FIRST</text:p>
      <text:p text:style-name="P16"/>
      <text:p text:style-name="P16"><text:tab/>SELECT name FROM employee <text:s/>ORDER BY <text:s/>salary ;</text:p>
      <text:p text:style-name="P16">37.DISPLAY THE NAMES OF EMPLOYEES IN DESCENDING ORDER OF SALARY</text:p>
      <text:p text:style-name="P17"><text:tab/></text:p>
      <text:p text:style-name="P17"><text:tab/>SELECT name FROM employee <text:s/>ORDER BY <text:s/>salary DESC;</text:p>
      <text:p text:style-name="P16"><text:s text:c="3"/></text:p>
      <text:p text:style-name="P16">38.DISPLAY THE DETAILS FROM EMP TABLE IN ORDER OF EMP NAME</text:p>
      <text:p text:style-name="P16"><text:tab/></text:p>
      <text:p text:style-name="P16"><text:tab/>SELECT name FROM employee <text:s/>ORDER BY <text:s/>name ;</text:p>
      <text:p text:style-name="P16"/>
      <text:p text:style-name="P16">39.DISPLAY EMPNO, ENAME, DEPTNO, AND SAL. SORT THE OUTPUT FIRST BASED</text:p>
      <text:p text:style-name="P16">ON NAMEAND WITHIN NAME BY DEPTNO AND WITHIN DEPTNO BY SAL. </text:p>
      <text:p text:style-name="P16"><text:tab/>SELECT id,name,dept_id,salary FROM employee ORDER BY name,dept_id,salary</text:p>
      <text:p text:style-name="P16"/>
      <text:p text:style-name="P16">40.DISPLAY THE NAME OF THE EMPLOYEE ALONG WITH THEIR ANNUAL SALARY</text:p>
      <text:p text:style-name="P16">(SAL * 12).THE NAME OF THE EMPLOYEE EARNING HIGHEST ANNUAL SALARY</text:p>
      <text:p text:style-name="P16">SHOULD APPEAR FIRST</text:p>
      <text:p text:style-name="P16"><text:tab/>SELECT name ,(salary*12) FROM employee <text:s/>ORDER BY salary;</text:p>
      <text:p text:style-name="P16"/>
      <text:p text:style-name="P19">41.DISPLAY NAME, SAL, HRA, PF, DA, TOTAL SAL FOR EACH EMPLOYEE. THE</text:p>
      <text:p text:style-name="P19">OUTPUT SHOULD BE IN THE ORDER OF TOTAL SAL, HRA 15% OF <text:s/>SAL, DA 10%</text:p>
      <text:p text:style-name="P19">OF SAL, PF 5% OF SAL TOTAL SALARY WILL BE (SAL*HRA*DA)-PF.</text:p>
      <text:p text:style-name="P19"/>
      <text:p text:style-name="P19"><text:soft-page-break/><text:tab/>SELECT name,salary, salary/100*15 as hra, salary/100*5 as pf, salary/100*10 as da, salary+salary/100*15+salary/100*10-salary/100*5 as total from employee;</text:p>
      <text:p text:style-name="P19"/>
      <text:p text:style-name="P19">42. DISPLAY DEPT NUMBERS AND TOTAL NUMBER OF EMPLOYEES WITHIN EACH</text:p>
      <text:p text:style-name="P19">GROUP</text:p>
      <text:p text:style-name="P19"><text:tab/></text:p>
      <text:p text:style-name="P19"><text:tab/>SELECT dept_id,COUNT(dept_id) FROM employee GROUP BY dept_id;</text:p>
      <text:p text:style-name="P19"/>
      <text:p text:style-name="P19">43. DISPLAY THE VARIOUS JOBS AND TOTAL NUMBER OF EMPLOYEES WITH EACH</text:p>
      <text:p text:style-name="P19">JOB GROUP</text:p>
      <text:p text:style-name="P19"><text:tab/>SELECT designation,COUNT(id) FROM employee GROUP By designation;</text:p>
      <text:p text:style-name="P19"/>
      <text:p text:style-name="P19">44.DISPLAY DEPARTMENT NUMBERS AND TOTAL SALARY FOR EACH</text:p>
      <text:p text:style-name="P19">DEPARTMENT</text:p>
      <text:p text:style-name="P19"><text:tab/>SELECT dept_id,sum(salary) FROM employee GROUP BY dept_id;</text:p>
      <text:p text:style-name="P19"/>
      <text:p text:style-name="P19">45. DISPLAY DEPARTMENT NUMBERS AND MAXIMUM SALARY FOR EACH</text:p>
      <text:p text:style-name="P19">DEPARTMENT</text:p>
      <text:p text:style-name="P19"><text:tab/>SELECT dept_id,MAX(salary) FROM employee GROUP BY dept_id;</text:p>
      <text:p text:style-name="P19"/>
      <text:p text:style-name="P19">46.DISPLAY THE VARIOUS JOBS AND TOTAL SALARY FOR EACH JOB</text:p>
      <text:p text:style-name="P19"/>
      <text:p text:style-name="P19"><text:tab/>SELECT <text:s/>designation,SUM(salary) FROM employee GROUP BY designation;</text:p>
      <text:p text:style-name="P19"/>
      <text:p text:style-name="P19">47.DISPLAY EACH JOB ALONG WITH MINIMUM SAL BEING PAID IN EACH JOB</text:p>
      <text:p text:style-name="P19">GROU<text:span text:style-name="T19">P</text:span></text:p>
      <text:p text:style-name="P19"><text:tab/>SELECT <text:s/>designation,MIN(salary) FROM employee GROUP BY dept_id;</text:p>
      <text:p text:style-name="P19"/>
      <text:p text:style-name="P19">48. DISPLAY THE DEPARTMENT NUMBERS WITH MORE THAN THREE EMPLOYEES</text:p>
      <text:p text:style-name="P19">IN EACH DEPT</text:p>
      <text:p text:style-name="P19"/>
      <text:p text:style-name="P19"><text:tab/>SELECT dept_id,COUNT(dept_id) FROM employee GROUP BY dept_id HAVING COUNT(*)&gt;3</text:p>
      <text:p text:style-name="P19"/>
      <text:p text:style-name="P19">49.DISPLAY THE VARIOUS JOBS ALONG WITH TOTAL SAL FOR EACH OF THE JOBS</text:p>
      <text:p text:style-name="P19">WHERE TOTAL SALIS GREATER THAN 40000</text:p>
      <text:p text:style-name="P19"/>
      <text:p text:style-name="P19"><text:tab/>select designation,sum(salary) from employee group by designation having sum(salary)&gt;40000;</text:p>
      <text:p text:style-name="P19"/>
      <text:p text:style-name="P19">50.DISPLAY THE VARIOUS JOBS ALONG WITH TOTAL NUMBER OF EMPLOYEES IN</text:p>
      <text:p text:style-name="P19">EACH JOB. THE OUTPUT SHOULD CONTAIN ONLY THOSE JOBS WITH MORE</text:p>
      <text:p text:style-name="P19">THAN THREE EMPLOYEES</text:p>
      <text:p text:style-name="P19"/>
      <text:p text:style-name="P19"><text:tab/>select designation, count(id) from employee group by designation having count(designation)&gt;3</text:p>
      <text:p text:style-name="P19"/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5:55:38.856932776</meta:creation-date>
    <dc:date>2021-11-01T16:35:26.353228230</dc:date>
    <meta:editing-duration>PT2H36M40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4" meta:paragraph-count="138" meta:word-count="983" meta:character-count="6594" meta:non-whitespace-character-count="5652"/>
  </office:meta>
</office:document-meta>
</file>